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3cm" fo:min-width="0.6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0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10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4" style:family="text">
      <style:text-properties style:text-position="33% 58%"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2.286cm" svg:height="1.143cm" svg:x="6.461cm" svg:y="4.759cm">
          <text:p text:style-name="P1"><text:span text:style-name="T1">verbal</text:span></text:p>
        </draw:ellipse>
        <draw:ellipse draw:style-name="gr1" draw:text-style-name="P2" xml:id="id2" draw:id="id2" draw:layer="layout" svg:width="2.286cm" svg:height="1.143cm" svg:x="10.161cm" svg:y="4.76cm">
          <text:p text:style-name="P1"><text:span text:style-name="T1">visual</text:span></text:p>
        </draw:ellipse>
        <draw:ellipse draw:style-name="gr2" draw:text-style-name="P2" xml:id="id3" draw:id="id3" draw:layer="layout" svg:width="2.286cm" svg:height="1.143cm" svg:x="5.461cm" svg:y="8.266cm">
          <text:p text:style-name="P1"><text:span text:style-name="T1">text</text:span></text:p>
        </draw:ellipse>
        <draw:ellipse draw:style-name="gr2" draw:text-style-name="P2" xml:id="id4" draw:id="id4" draw:layer="layout" svg:width="2.286cm" svg:height="1.143cm" svg:x="8.561cm" svg:y="8.261cm">
          <text:p text:style-name="P1"><text:span text:style-name="T1">picture</text:span></text:p>
        </draw:ellipse>
        <draw:ellipse draw:style-name="gr2" draw:text-style-name="P2" xml:id="id5" draw:id="id5" draw:layer="layout" svg:width="2.286cm" svg:height="1.143cm" svg:x="11.661cm" svg:y="8.262cm">
          <text:p text:style-name="P1"><text:span text:style-name="T1">video</text:span></text:p>
        </draw:ellipse>
        <draw:line draw:style-name="gr3" draw:text-style-name="P3" draw:layer="layout" svg:x1="8.366cm" svg:y1="4.886cm" svg:x2="10.525cm" svg:y2="4.886cm">
          <text:p/>
        </draw:line>
        <draw:line draw:style-name="gr3" draw:text-style-name="P1" draw:layer="layout" svg:x1="10.525cm" svg:y1="5.775cm" svg:x2="8.366cm" svg:y2="5.775cm">
          <text:p/>
        </draw:line>
        <draw:frame draw:style-name="gr4" draw:text-style-name="P4" draw:layer="layout" svg:width="0.947cm" svg:height="0.649cm" svg:x="8.909cm" svg:y="4.38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8.91cm" svg:y="5.289cm">
          <draw:text-box>
            <text:p><text:span text:style-name="T2">0.3</text:span></text:p>
          </draw:text-box>
        </draw:frame>
        <draw:connector draw:style-name="gr3" draw:text-style-name="P1" draw:layer="layout" draw:type="curve" svg:x1="6.461cm" svg:y1="5.33cm" svg:x2="7.604cm" svg:y2="4.759cm" draw:start-shape="id1" draw:start-glue-point="3" draw:end-shape="id1" draw:end-glue-point="0" svg:d="M6461 5330c-751 0-627-536-153-867s1296-455 1296 296">
          <text:p/>
        </draw:connector>
        <draw:connector draw:style-name="gr3" draw:text-style-name="P1" draw:layer="layout" draw:type="curve" svg:x1="12.447cm" svg:y1="5.331cm" svg:x2="11.304cm" svg:y2="4.76cm" draw:start-shape="id2" draw:start-glue-point="1" draw:end-shape="id2" draw:end-glue-point="0" svg:d="M12447 5331c751 0 627-536 153-867s-1296-455-1296 296">
          <text:p/>
        </draw:connector>
        <draw:frame draw:style-name="gr4" draw:text-style-name="P4" draw:layer="layout" svg:width="0.947cm" svg:height="0.649cm" svg:x="12.311cm" svg:y="3.989cm">
          <draw:text-box>
            <text:p><text:span text:style-name="T2">0.7</text:span></text:p>
          </draw:text-box>
        </draw:frame>
        <draw:frame draw:style-name="gr4" draw:text-style-name="P4" draw:layer="layout" svg:width="0.947cm" svg:height="0.649cm" svg:x="5.612cm" svg:y="3.989cm">
          <draw:text-box>
            <text:p><text:span text:style-name="T2">0.7</text:span></text:p>
          </draw:text-box>
        </draw:frame>
        <draw:connector draw:style-name="gr3" draw:text-style-name="P1" draw:layer="layout" draw:type="line" svg:x1="7.604cm" svg:y1="5.902cm" svg:x2="6.604cm" svg:y2="8.266cm" draw:start-shape="id1" draw:start-glue-point="2" draw:end-shape="id3" draw:end-glue-point="0" svg:d="M7604 5902l-1000 2364">
          <text:p/>
        </draw:connector>
        <draw:connector draw:style-name="gr3" draw:text-style-name="P1" draw:layer="layout" draw:type="line" svg:x1="7.604cm" svg:y1="5.902cm" svg:x2="9.704cm" svg:y2="8.261cm" draw:start-shape="id1" draw:start-glue-point="2" draw:end-shape="id4" draw:end-glue-point="0" svg:d="M7604 5902l2100 2359">
          <text:p/>
        </draw:connector>
        <draw:connector draw:style-name="gr3" draw:text-style-name="P1" draw:layer="layout" draw:type="line" svg:x1="7.604cm" svg:y1="5.902cm" svg:x2="12.804cm" svg:y2="8.262cm" draw:start-shape="id1" draw:start-glue-point="2" draw:end-shape="id5" draw:end-glue-point="0" svg:d="M7604 5902l5200 2360">
          <text:p/>
        </draw:connector>
        <draw:connector draw:style-name="gr3" draw:text-style-name="P1" draw:layer="layout" draw:type="line" svg:x1="11.304cm" svg:y1="5.903cm" svg:x2="6.604cm" svg:y2="8.266cm" draw:start-shape="id2" draw:start-glue-point="2" draw:end-shape="id3" draw:end-glue-point="0" svg:d="M11304 5903l-4700 2363">
          <text:p/>
        </draw:connector>
        <draw:connector draw:style-name="gr3" draw:text-style-name="P1" draw:layer="layout" draw:type="line" svg:x1="11.304cm" svg:y1="5.903cm" svg:x2="9.704cm" svg:y2="8.261cm" draw:start-shape="id2" draw:start-glue-point="2" draw:end-shape="id4" draw:end-glue-point="0" svg:d="M11304 5903l-1600 2358">
          <text:p/>
        </draw:connector>
        <draw:connector draw:style-name="gr3" draw:text-style-name="P1" draw:layer="layout" draw:type="line" svg:x1="11.304cm" svg:y1="5.903cm" svg:x2="12.804cm" svg:y2="8.262cm" draw:start-shape="id2" draw:start-glue-point="2" draw:end-shape="id5" draw:end-glue-point="0" svg:d="M11304 5903l1500 2359">
          <text:p/>
        </draw:connector>
        <draw:frame draw:style-name="gr4" draw:text-style-name="P4" draw:layer="layout" svg:width="0.947cm" svg:height="0.649cm" svg:x="6.537cm" svg:y="6.389cm">
          <draw:text-box>
            <text:p><text:span text:style-name="T2">0.6</text:span></text:p>
          </draw:text-box>
        </draw:frame>
        <draw:frame draw:style-name="gr4" draw:text-style-name="P4" draw:layer="layout" svg:width="0.947cm" svg:height="0.649cm" svg:x="7.511cm" svg:y="6.38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10.712cm" svg:y="7.489cm">
          <draw:text-box>
            <text:p><text:span text:style-name="T2">0.1</text:span></text:p>
          </draw:text-box>
        </draw:frame>
        <draw:frame draw:style-name="gr4" draw:text-style-name="P4" draw:layer="layout" svg:width="0.947cm" svg:height="0.649cm" svg:x="7.613cm" svg:y="7.489cm">
          <draw:text-box>
            <text:p><text:span text:style-name="T2">0.2</text:span></text:p>
          </draw:text-box>
        </draw:frame>
        <draw:frame draw:style-name="gr4" draw:text-style-name="P4" draw:layer="layout" svg:width="0.947cm" svg:height="0.649cm" svg:x="10.55cm" svg:y="6.489cm">
          <draw:text-box>
            <text:p><text:span text:style-name="T2">0.4</text:span></text:p>
          </draw:text-box>
        </draw:frame>
        <draw:frame draw:style-name="gr4" draw:text-style-name="P4" draw:layer="layout" svg:width="0.947cm" svg:height="0.649cm" svg:x="11.465cm" svg:y="6.089cm">
          <draw:text-box>
            <text:p><text:span text:style-name="T2">0.4</text:span></text:p>
          </draw:text-box>
        </draw:frame>
        <draw:frame draw:style-name="gr5" draw:text-style-name="P5" draw:layer="layout" svg:width="1.159cm" svg:height="0.81cm" svg:x="9.201cm" svg:y="9.417cm">
          <draw:text-box>
            <text:p><text:span text:style-name="T3">Δ</text:span><text:span text:style-name="T4">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1-01T13:19:15.26</meta:creation-date>
    <dc:date>2015-05-04T08:04:22.21</dc:date>
    <dc:creator>Loc Nguyen</dc:creator>
    <meta:editing-duration>PT2H36M20S</meta:editing-duration>
    <meta:editing-cycles>65</meta:editing-cycles>
    <meta:generator>OpenOffice/4.1.0$Win32 OpenOffice.org_project/410m18$Build-9764</meta:generator>
    <meta:document-statistic meta:object-count="26"/>
  </office:meta>
</office:document-meta>
</file>